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row table:style-name="ro1">
          <table:table-cell table:number-columns-repeated="3"/>
          <table:table-cell table:style-name="ce2"/>
          <table:table-cell table:style-name="ce4" office:value-type="string" calcext:value-type="string" table:number-columns-spanned="2" table:number-rows-spanned="1">
            <text:p>Polares</text:p>
          </table:table-cell>
          <table:covered-table-cell/>
          <table:table-cell table:style-name="ce4" office:value-type="string" calcext:value-type="string" table:number-columns-spanned="2" table:number-rows-spanned="1">
            <text:p>Cartesianas</text:p>
          </table:table-cell>
          <table:covered-table-cell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rho (cm)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(cm)</text:p>
          </table:table-cell>
          <table:table-cell office:value-type="string" calcext:value-type="string">
            <text:p>Y(cm)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MT1</text:p>
          </table:table-cell>
          <table:table-cell office:value-type="float" office:value="31.5" calcext:value-type="float">
            <text:p>31.5</text:p>
          </table:table-cell>
          <table:table-cell table:formula="of:=[.A3]+[.C3]*[.B3]" office:value-type="float" office:value="11.25" calcext:value-type="float">
            <text:p>11.25</text:p>
          </table:table-cell>
          <table:table-cell table:style-name="ce5" table:formula="of:=[.E3]*COS(RADIANS([.F3]))" office:value-type="float" office:value="30.8947363327018" calcext:value-type="float">
            <text:p>30.895</text:p>
          </table:table-cell>
          <table:table-cell table:formula="of:=[.E3]*SIN(RADIANS([.F3]))" office:value-type="float" office:value="6.14534514350804" calcext:value-type="float">
            <text:p>6.145345143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" calcext:value-type="float">
            <text:p>1</text:p>
          </table:table-cell>
          <table:table-cell table:formula="of:=22.5*[.B4]" office:value-type="float" office:value="22.5" calcext:value-type="float">
            <text:p>22.5</text:p>
          </table:table-cell>
          <table:table-cell table:style-name="ce3" office:value-type="string" calcext:value-type="string">
            <text:p>PMT2</text:p>
          </table:table-cell>
          <table:table-cell office:value-type="float" office:value="31.5" calcext:value-type="float">
            <text:p>31.5</text:p>
          </table:table-cell>
          <table:table-cell table:formula="of:=[.A4]+[.C4]*[.B4]" office:value-type="float" office:value="33.75" calcext:value-type="float">
            <text:p>33.75</text:p>
          </table:table-cell>
          <table:table-cell table:style-name="ce5" table:formula="of:=[.E4]*COS(RADIANS([.F4]))" office:value-type="float" office:value="26.1912927875302" calcext:value-type="float">
            <text:p>26.191</text:p>
          </table:table-cell>
          <table:table-cell table:formula="of:=[.E4]*SIN(RADIANS([.F4]))" office:value-type="float" office:value="17.5004623401175" calcext:value-type="float">
            <text:p>17.500462340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3</text:p>
          </table:table-cell>
          <table:table-cell office:value-type="float" office:value="31.5" calcext:value-type="float">
            <text:p>31.5</text:p>
          </table:table-cell>
          <table:table-cell table:formula="of:=[.A5]+[.C5]*[.B5]" office:value-type="float" office:value="56.25" calcext:value-type="float">
            <text:p>56.25</text:p>
          </table:table-cell>
          <table:table-cell table:style-name="ce5" table:formula="of:=[.E5]*COS(RADIANS([.F5]))" office:value-type="float" office:value="17.5004623401175" calcext:value-type="float">
            <text:p>17.500</text:p>
          </table:table-cell>
          <table:table-cell table:formula="of:=[.E5]*SIN(RADIANS([.F5]))" office:value-type="float" office:value="26.1912927875302" calcext:value-type="float">
            <text:p>26.191292787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4</text:p>
          </table:table-cell>
          <table:table-cell office:value-type="float" office:value="31.5" calcext:value-type="float">
            <text:p>31.5</text:p>
          </table:table-cell>
          <table:table-cell table:formula="of:=[.A6]+[.C6]*[.B6]" office:value-type="float" office:value="78.75" calcext:value-type="float">
            <text:p>78.75</text:p>
          </table:table-cell>
          <table:table-cell table:style-name="ce5" table:formula="of:=[.E6]*COS(RADIANS([.F6]))" office:value-type="float" office:value="6.14534514350804" calcext:value-type="float">
            <text:p>6.145</text:p>
          </table:table-cell>
          <table:table-cell table:formula="of:=[.E6]*SIN(RADIANS([.F6]))" office:value-type="float" office:value="30.8947363327018" calcext:value-type="float">
            <text:p>30.894736332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5</text:p>
          </table:table-cell>
          <table:table-cell office:value-type="float" office:value="31.5" calcext:value-type="float">
            <text:p>31.5</text:p>
          </table:table-cell>
          <table:table-cell table:formula="of:=[.A7]+[.C7]*[.B7]" office:value-type="float" office:value="101.25" calcext:value-type="float">
            <text:p>101.25</text:p>
          </table:table-cell>
          <table:table-cell table:style-name="ce5" table:formula="of:=[.E7]*COS(RADIANS([.F7]))" office:value-type="float" office:value="-6.14534514350804" calcext:value-type="float">
            <text:p>-6.145</text:p>
          </table:table-cell>
          <table:table-cell table:formula="of:=[.E7]*SIN(RADIANS([.F7]))" office:value-type="float" office:value="30.8947363327018" calcext:value-type="float">
            <text:p>30.894736332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6</text:p>
          </table:table-cell>
          <table:table-cell office:value-type="float" office:value="31.5" calcext:value-type="float">
            <text:p>31.5</text:p>
          </table:table-cell>
          <table:table-cell table:formula="of:=[.A8]+[.C8]*[.B8]" office:value-type="float" office:value="123.75" calcext:value-type="float">
            <text:p>123.75</text:p>
          </table:table-cell>
          <table:table-cell table:style-name="ce5" table:formula="of:=[.E8]*COS(RADIANS([.F8]))" office:value-type="float" office:value="-17.5004623401175" calcext:value-type="float">
            <text:p>-17.500</text:p>
          </table:table-cell>
          <table:table-cell table:formula="of:=[.E8]*SIN(RADIANS([.F8]))" office:value-type="float" office:value="26.1912927875302" calcext:value-type="float">
            <text:p>26.191292787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6" calcext:value-type="float">
            <text:p>6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7</text:p>
          </table:table-cell>
          <table:table-cell office:value-type="float" office:value="31.5" calcext:value-type="float">
            <text:p>31.5</text:p>
          </table:table-cell>
          <table:table-cell table:formula="of:=[.A9]+[.C9]*[.B9]" office:value-type="float" office:value="146.25" calcext:value-type="float">
            <text:p>146.25</text:p>
          </table:table-cell>
          <table:table-cell table:style-name="ce5" table:formula="of:=[.E9]*COS(RADIANS([.F9]))" office:value-type="float" office:value="-26.1912927875302" calcext:value-type="float">
            <text:p>-26.191</text:p>
          </table:table-cell>
          <table:table-cell table:formula="of:=[.E9]*SIN(RADIANS([.F9]))" office:value-type="float" office:value="17.5004623401175" calcext:value-type="float">
            <text:p>17.500462340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7" calcext:value-type="float">
            <text:p>7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8</text:p>
          </table:table-cell>
          <table:table-cell office:value-type="float" office:value="31.5" calcext:value-type="float">
            <text:p>31.5</text:p>
          </table:table-cell>
          <table:table-cell table:formula="of:=[.A10]+[.C10]*[.B10]" office:value-type="float" office:value="168.75" calcext:value-type="float">
            <text:p>168.75</text:p>
          </table:table-cell>
          <table:table-cell table:style-name="ce5" table:formula="of:=[.E10]*COS(RADIANS([.F10]))" office:value-type="float" office:value="-30.8947363327018" calcext:value-type="float">
            <text:p>-30.895</text:p>
          </table:table-cell>
          <table:table-cell table:formula="of:=[.E10]*SIN(RADIANS([.F10]))" office:value-type="float" office:value="6.14534514350804" calcext:value-type="float">
            <text:p>6.145345143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8" calcext:value-type="float">
            <text:p>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9</text:p>
          </table:table-cell>
          <table:table-cell office:value-type="float" office:value="31.5" calcext:value-type="float">
            <text:p>31.5</text:p>
          </table:table-cell>
          <table:table-cell table:formula="of:=[.A11]+[.C11]*[.B11]" office:value-type="float" office:value="191.25" calcext:value-type="float">
            <text:p>191.25</text:p>
          </table:table-cell>
          <table:table-cell table:style-name="ce5" table:formula="of:=[.E11]*COS(RADIANS([.F11]))" office:value-type="float" office:value="-30.8947363327018" calcext:value-type="float">
            <text:p>-30.895</text:p>
          </table:table-cell>
          <table:table-cell table:formula="of:=[.E11]*SIN(RADIANS([.F11]))" office:value-type="float" office:value="-6.14534514350804" calcext:value-type="float">
            <text:p>-6.145345143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9" calcext:value-type="float">
            <text:p>9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10</text:p>
          </table:table-cell>
          <table:table-cell office:value-type="float" office:value="31.5" calcext:value-type="float">
            <text:p>31.5</text:p>
          </table:table-cell>
          <table:table-cell table:formula="of:=[.A12]+[.C12]*[.B12]" office:value-type="float" office:value="213.75" calcext:value-type="float">
            <text:p>213.75</text:p>
          </table:table-cell>
          <table:table-cell table:style-name="ce5" table:formula="of:=[.E12]*COS(RADIANS([.F12]))" office:value-type="float" office:value="-26.1912927875302" calcext:value-type="float">
            <text:p>-26.191</text:p>
          </table:table-cell>
          <table:table-cell table:formula="of:=[.E12]*SIN(RADIANS([.F12]))" office:value-type="float" office:value="-17.5004623401175" calcext:value-type="float">
            <text:p>-17.500462340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11</text:p>
          </table:table-cell>
          <table:table-cell office:value-type="float" office:value="31.5" calcext:value-type="float">
            <text:p>31.5</text:p>
          </table:table-cell>
          <table:table-cell table:formula="of:=[.A13]+[.C13]*[.B13]" office:value-type="float" office:value="236.25" calcext:value-type="float">
            <text:p>236.25</text:p>
          </table:table-cell>
          <table:table-cell table:style-name="ce5" table:formula="of:=[.E13]*COS(RADIANS([.F13]))" office:value-type="float" office:value="-17.5004623401175" calcext:value-type="float">
            <text:p>-17.500</text:p>
          </table:table-cell>
          <table:table-cell table:formula="of:=[.E13]*SIN(RADIANS([.F13]))" office:value-type="float" office:value="-26.1912927875302" calcext:value-type="float">
            <text:p>-26.191292787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1" calcext:value-type="float">
            <text:p>1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12</text:p>
          </table:table-cell>
          <table:table-cell office:value-type="float" office:value="31.5" calcext:value-type="float">
            <text:p>31.5</text:p>
          </table:table-cell>
          <table:table-cell table:formula="of:=[.A14]+[.C14]*[.B14]" office:value-type="float" office:value="258.75" calcext:value-type="float">
            <text:p>258.75</text:p>
          </table:table-cell>
          <table:table-cell table:style-name="ce5" table:formula="of:=[.E14]*COS(RADIANS([.F14]))" office:value-type="float" office:value="-6.14534514350805" calcext:value-type="float">
            <text:p>-6.145</text:p>
          </table:table-cell>
          <table:table-cell table:formula="of:=[.E14]*SIN(RADIANS([.F14]))" office:value-type="float" office:value="-30.8947363327018" calcext:value-type="float">
            <text:p>-30.894736332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2" calcext:value-type="float">
            <text:p>12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13</text:p>
          </table:table-cell>
          <table:table-cell office:value-type="float" office:value="31.5" calcext:value-type="float">
            <text:p>31.5</text:p>
          </table:table-cell>
          <table:table-cell table:formula="of:=[.A15]+[.C15]*[.B15]" office:value-type="float" office:value="281.25" calcext:value-type="float">
            <text:p>281.25</text:p>
          </table:table-cell>
          <table:table-cell table:style-name="ce5" table:formula="of:=[.E15]*COS(RADIANS([.F15]))" office:value-type="float" office:value="6.14534514350804" calcext:value-type="float">
            <text:p>6.145</text:p>
          </table:table-cell>
          <table:table-cell table:formula="of:=[.E15]*SIN(RADIANS([.F15]))" office:value-type="float" office:value="-30.8947363327018" calcext:value-type="float">
            <text:p>-30.894736332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3" calcext:value-type="float">
            <text:p>13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14</text:p>
          </table:table-cell>
          <table:table-cell office:value-type="float" office:value="31.5" calcext:value-type="float">
            <text:p>31.5</text:p>
          </table:table-cell>
          <table:table-cell table:formula="of:=[.A16]+[.C16]*[.B16]" office:value-type="float" office:value="303.75" calcext:value-type="float">
            <text:p>303.75</text:p>
          </table:table-cell>
          <table:table-cell table:style-name="ce5" table:formula="of:=[.E16]*COS(RADIANS([.F16]))" office:value-type="float" office:value="17.5004623401175" calcext:value-type="float">
            <text:p>17.500</text:p>
          </table:table-cell>
          <table:table-cell table:formula="of:=[.E16]*SIN(RADIANS([.F16]))" office:value-type="float" office:value="-26.1912927875302" calcext:value-type="float">
            <text:p>-26.1912927875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4" calcext:value-type="float">
            <text:p>14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15</text:p>
          </table:table-cell>
          <table:table-cell office:value-type="float" office:value="31.5" calcext:value-type="float">
            <text:p>31.5</text:p>
          </table:table-cell>
          <table:table-cell table:formula="of:=[.A17]+[.C17]*[.B17]" office:value-type="float" office:value="326.25" calcext:value-type="float">
            <text:p>326.25</text:p>
          </table:table-cell>
          <table:table-cell table:style-name="ce5" table:formula="of:=[.E17]*COS(RADIANS([.F17]))" office:value-type="float" office:value="26.1912927875302" calcext:value-type="float">
            <text:p>26.191</text:p>
          </table:table-cell>
          <table:table-cell table:formula="of:=[.E17]*SIN(RADIANS([.F17]))" office:value-type="float" office:value="-17.5004623401175" calcext:value-type="float">
            <text:p>-17.500462340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PMT16</text:p>
          </table:table-cell>
          <table:table-cell office:value-type="float" office:value="31.5" calcext:value-type="float">
            <text:p>31.5</text:p>
          </table:table-cell>
          <table:table-cell table:formula="of:=[.A18]+[.C18]*[.B18]" office:value-type="float" office:value="348.75" calcext:value-type="float">
            <text:p>348.75</text:p>
          </table:table-cell>
          <table:table-cell table:style-name="ce5" table:formula="of:=[.E18]*COS(RADIANS([.F18]))" office:value-type="float" office:value="30.8947363327018" calcext:value-type="float">
            <text:p>30.895</text:p>
          </table:table-cell>
          <table:table-cell table:formula="of:=[.E18]*SIN(RADIANS([.F18]))" office:value-type="float" office:value="-6.14534514350806" calcext:value-type="float">
            <text:p>-6.1453451435</text:p>
          </table:table-cell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8:49:14.478197734</meta:creation-date>
    <dc:date>2020-10-01T19:24:57.134820596</dc:date>
    <meta:editing-duration>PT15M3S</meta:editing-duration>
    <meta:editing-cycles>5</meta:editing-cycles>
    <meta:generator>LibreOffice/5.1.6.2$Linux_X86_64 LibreOffice_project/10m0$Build-2</meta:generator>
    <meta:document-statistic meta:table-count="1" meta:cell-count="134" meta:object-count="0"/>
  </office:meta>
</office:document-meta>
</file>